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extracted from https://www.bottlecaps.de/rr/ui on Mon Jul 27, 2020, 11:41 (UTC+02)</text:p>
      <text:p text:style-name="P1"><text:s/>*/</text:p>
      <text:p text:style-name="P1">let ::= [A-Za-z]</text:p>
      <text:p text:style-name="P1">dig ::= [0-9]</text:p>
      <text:p text:style-name="P1">hexDigit ::= [0-9A-Fa-f]</text:p>
      <text:p text:style-name="P1">octDigit ::= [0-7]</text:p>
      <text:p text:style-name="P1">binDigit ::= '0' | '1'</text:p>
      <text:p text:style-name="P1">keyedDigit ::= [0-9A-Da-d] | '*' | '#'</text:p>
      <text:p text:style-name="P1">ident ::= let (let | dig)*</text:p>
      <text:p text:style-name="P1">empty_digits ::= dig*</text:p>
      <text:p text:style-name="P1">num_str ::= dig+</text:p>
      <text:p text:style-name="P1"/>
      <text:p text:style-name="P1">nil ::= ''</text:p>
      <text:p text:style-name="P1">sym_name ::= empty_digits ((let | '+' | '#' | '%') empty_digits)+</text:p>
      <text:p text:style-name="P1">alphanum ::= (let | dig)+</text:p>
      <text:p text:style-name="P1">dec_num ::= ("D'")? empty_digits ('.')? num_str</text:p>
      <text:p text:style-name="P1">/* Equivalently: */</text:p>
      <text:p text:style-name="P1">dec_num1 ::= ("D'")? (('.' num_str ) | (num_str ('.' mun_str)?))</text:p>
      <text:p text:style-name="P1"/>
      <text:p text:style-name="P1">arith_exp ::= '(' ('+' | '-')? empty_digits ('.')? num_str')'</text:p>
      <text:p text:style-name="P1">/* Equivalently: */</text:p>
      <text:p text:style-name="P1">arith_exp1 ::= '(' ('+' | '-')? (('.' num_str ) | (num_str ('.' mun_str)?)) ')'</text:p>
      <text:p text:style-name="P1"/>
      <text:p text:style-name="P1">hex_num ::= ("H'")? hexDigit+</text:p>
      <text:p text:style-name="P1">oct_num ::= ("O'")? octDigit+</text:p>
      <text:p text:style-name="P1">bin_num ::= ("B'")? binDigit+</text:p>
      <text:p text:style-name="P1">keyed_num ::= ("K'")? keyedDigit+</text:p>
      <text:p text:style-name="P1"/>
      <text:p text:style-name="P1">integer ::= num_str</text:p>
      <text:p text:style-name="P1"><text:s text:c="14"/>| '(' ('+' | '-')? num_str ')'</text:p>
      <text:p text:style-name="P1">text_str ::= '"' ('\"' | '\\' | any_character_except_quot_or_backslash)* '"'</text:p>
      <text:p text:style-name="P1"/>
      <text:p text:style-name="P1">info_unit_class ::= ident</text:p>
      <text:p text:style-name="P1"><text:s text:c="26"/>| sym_name</text:p>
      <text:p text:style-name="P1"><text:s text:c="26"/>| alphanum</text:p>
      <text:p text:style-name="P1"><text:s text:c="26"/>| dec_num</text:p>
      <text:p text:style-name="P1"><text:s text:c="26"/>| arith_exp</text:p>
      <text:p text:style-name="P1"><text:s text:c="26"/>| hex_num</text:p>
      <text:p text:style-name="P1"><text:s text:c="26"/>| oct_num</text:p>
      <text:p text:style-name="P1"><text:s text:c="26"/>| bin_num</text:p>
      <text:p text:style-name="P1"><text:s text:c="26"/>| keyed_num</text:p>
      <text:p text:style-name="P1"><text:s text:c="26"/>| num_str</text:p>
      <text:p text:style-name="P1"><text:s text:c="26"/>| integer</text:p>
      <text:p text:style-name="P1"><text:s text:c="26"/>| text_str</text:p>
      <text:p text:style-name="P1"/>
      <text:p text:style-name="P1">from_unit ::= info_unit_class</text:p>
      <text:p text:style-name="P1">to_unit ::= info_unit_class</text:p>
      <text:p text:style-name="P1">inc ::= dec_num</text:p>
      <text:p text:style-name="P1"/>
      <text:p text:style-name="P1">simple_seq ::= info_unit_class</text:p>
      <text:p text:style-name="P1"><text:s text:c="17"/>| from_unit '&amp;&amp;' to_unit</text:p>
      <text:p text:style-name="P1"><text:s text:c="17"/>| from_unit '&amp;&amp;' to_unit '.++.' inc</text:p>
      <text:p text:style-name="P1"/>
      <text:p text:style-name="P1">cmp_arg ::= info_unit_class ('-' info_unit_class)+</text:p>
      <text:p text:style-name="P1">cmp_seq ::= cmp_arg</text:p>
      <text:p text:style-name="P1"><text:s text:c="14"/>| cmp_arg '&amp;&amp;-' to_unit</text:p>
      <text:p text:style-name="P1"><text:s text:c="14"/>| cmp_arg '&amp;&amp;-' to_unit '.++.' inc</text:p>
      <text:p text:style-name="P1"/>
      <text:p text:style-name="P1">linked_seq ::= info_unit_class</text:p>
      <text:p text:style-name="P1"><text:s text:c="17"/>| from_unit '&amp;&amp;-' to_unit</text:p>
      <text:p text:style-name="P1"><text:s text:c="17"/>| from_unit '&amp;&amp;-' to_unit '.++.' inc</text:p>
      <text:p text:style-name="P1"/>
      <text:p text:style-name="P1">cmp_chain ::= cmp_seq ('&amp;-' linked_seq)*</text:p>
      <text:p text:style-name="P1"><text:soft-page-break/></text:p>
      <text:p text:style-name="P1"/>
      <text:p text:style-name="P1">seq_chain ::= simple_seq | cmp_chain</text:p>
      <text:p text:style-name="P1"/>
      <text:p text:style-name="P1">param_value_complex ::= seq_chain ('&amp;' seq_chain)*</text:p>
      <text:p text:style-name="P1"/>
      <text:p text:style-name="P1">param_value ::= param_value_complex</text:p>
      <text:p text:style-name="P1"/>
      <text:p text:style-name="P1"/>
      <text:p text:style-name="P1"/>
      <text:p text:style-name="P1">input ::= cmd ':' (tid)? ':' (aid)? ':' ctag (':' (general)? (':' (payload)?)*)? ';'</text:p>
      <text:p text:style-name="P1">cmd ::= ident | ident '-' ident | ident '-' ident '-' ident | ident '-' ident '#' ident</text:p>
      <text:p text:style-name="P1">tid ::= ident ( '-' ident)* | text_str</text:p>
      <text:p text:style-name="P1">aid ::= aid_unit (',' aid_unit)*</text:p>
      <text:p text:style-name="P1">aid_unit ::= (aid_name '=')? param_value</text:p>
      <text:p text:style-name="P1">aid_name ::= ident</text:p>
      <text:p text:style-name="P1"/>
      <text:p text:style-name="P1">ctag ::= ident | dec_num</text:p>
      <text:p text:style-name="P1"/>
      <text:p text:style-name="P1">general_block ::= nil</text:p>
      <text:p text:style-name="P1"><text:s text:c="20"/>| pos_def_gen_blk</text:p>
      <text:p text:style-name="P1"><text:s text:c="20"/>| name_def_gen_blk</text:p>
      <text:p text:style-name="P1">pos_def_gen_blk ::= (order_nr)? ',' (gb_date)? ',' (gb_time)? ','</text:p>
      <text:p text:style-name="P1"><text:s text:c="22"/>(cont_flag)? (',' idr_ind)?</text:p>
      <text:p text:style-name="P1">name_def_gen_blk ::= ('ON' '=' order_nr)? ',' ('DATE' '=' gb_date)? ','</text:p>
      <text:p text:style-name="P1"><text:s text:c="23"/>('TIME' '=' gb_time)? ',' ('CF' '=' cont_flag)?</text:p>
      <text:p text:style-name="P1"><text:s text:c="23"/>(',' 'RTRVIND' '=' idr_ind)?</text:p>
      <text:p text:style-name="P1">order_nr ::= dec_num</text:p>
      <text:p text:style-name="P1">gb_date ::= dig dig '-' dig dig '-' dig dig</text:p>
      <text:p text:style-name="P1">gb_time ::= dig dig '-' dig dig '-' dig dig</text:p>
      <text:p text:style-name="P1">cont_flag ::= '0' | '1'</text:p>
      <text:p text:style-name="P1">idr_ind ::= ident ('-' ident)*</text:p>
      <text:p text:style-name="P1"/>
      <text:p text:style-name="P1">payload_block ::= pos_def_param (',' pos_def_param)*</text:p>
      <text:p text:style-name="P1"><text:s text:c="20"/>| name_def_param (',' name_def_param)*</text:p>
      <text:p text:style-name="P1">pos_def_param ::= nil</text:p>
      <text:p text:style-name="P1"><text:s text:c="20"/>| (param_name '=')? param_value</text:p>
      <text:p text:style-name="P1">name_def_param ::= param_name '=' param_value</text:p>
      <text:p text:style-name="P1">param_name ::= ident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7-31T15:03:17.522000000</dc:date>
    <meta:editing-duration>P3DT22H39M32S</meta:editing-duration>
    <meta:editing-cycles>10</meta:editing-cycles>
    <meta:document-statistic meta:table-count="0" meta:image-count="0" meta:object-count="0" meta:page-count="2" meta:paragraph-count="82" meta:word-count="398" meta:character-count="3112" meta:non-whitespace-character-count="2251"/>
  </office:meta>
</office:document-meta>
</file>